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1.807cm" fo:min-width="7.907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1.147cm" fo:padding-top="-0.051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0.893cm" fo:padding-top="0.051cm" fo:padding-bottom="0.051cm" fo:padding-left="0.051cm" fo:padding-right="0.051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639cm"/>
      <style:paragraph-properties style:writing-mode="lr-tb"/>
    </style:style>
    <style:style style:name="gr5" style:family="graphic" style:parent-style-name="objectwithoutfill">
      <style:graphic-properties svg:stroke-width="0.051cm" svg:stroke-color="#6699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639cm"/>
      <style:paragraph-properties style:writing-mode="lr-tb"/>
    </style:style>
    <style:style style:name="gr7" style:family="graphic" style:parent-style-name="standard">
      <style:graphic-properties svg:stroke-width="0.102cm" svg:stroke-color="#cc3300" draw:marker-start-width="0.356cm" draw:marker-end-width="0.356cm" draw:fill="none" draw:textarea-horizontal-align="justify" draw:textarea-vertical-align="middle" draw:auto-grow-height="false" fo:min-height="4.347cm" fo:min-width="9.558cm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0.639cm" fo:padding-top="-0.051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vertical-align="middle" fo:min-height="1.423cm" fo:padding-top="0.051cm" fo:padding-bottom="0.051cm" fo:padding-left="0.051cm" fo:padding-right="0.051cm"/>
      <style:paragraph-properties style:writing-mode="lr-tb"/>
    </style:style>
    <style:style style:name="gr10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1.934cm" fo:min-width="5.748cm" fo:padding-top="0.176cm" fo:padding-bottom="0.176cm" fo:padding-left="0.301cm" fo:padding-right="0.301cm"/>
    </style:style>
    <style:style style:name="gr11" style:family="graphic" style:parent-style-name="standard">
      <style:graphic-properties draw:stroke="solid" svg:stroke-color="#000000" draw:fill="none" draw:fill-color="#ffffff" draw:textarea-vertical-align="middle" fo:min-height="0.949cm" fo:padding-top="0.051cm" fo:padding-bottom="0.051cm" fo:padding-left="0.051cm" fo:padding-right="0.051cm"/>
      <style:paragraph-properties style:writing-mode="lr-tb"/>
    </style:style>
    <style:style style:name="gr12" style:family="graphic" style:parent-style-name="standard">
      <style:graphic-properties svg:stroke-width="0.102cm" svg:stroke-color="#cc3300" draw:marker-start-width="0.356cm" draw:marker-end-width="0.356cm" draw:fill="none" draw:textarea-horizontal-align="justify" draw:textarea-vertical-align="middle" draw:auto-grow-height="false" fo:min-height="2.061cm" fo:min-width="4.478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cc3300" draw:marker-start-width="0.356cm" draw:marker-end-width="0.356cm" draw:fill="none" draw:textarea-horizontal-align="justify" draw:textarea-vertical-align="middle" draw:auto-grow-height="false" fo:min-height="1.934cm" fo:min-width="6.002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fo:min-height="0.949cm" fo:padding-top="-0.051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442cm" fo:min-width="6.256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3.123cm" fo:min-width="5.664cm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061cm" fo:min-width="5.875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3.485cm" fo:min-width="8.696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1.934cm" fo:min-width="6.383cm" fo:padding-top="0.176cm" fo:padding-bottom="0.176cm" fo:padding-left="0.301cm" fo:padding-right="0.301cm"/>
    </style:style>
    <style:style style:name="gr20" style:family="graphic" style:parent-style-name="standard">
      <style:graphic-properties draw:stroke="solid" svg:stroke-color="#000000" draw:fill="none" draw:fill-color="#ffffff" draw:textarea-vertical-align="middle" fo:min-height="1.612cm" fo:padding-top="0.051cm" fo:padding-bottom="0.051cm" fo:padding-left="0.051cm" fo:padding-right="0.051cm"/>
      <style:paragraph-properties style:writing-mode="lr-tb"/>
    </style:style>
    <style:style style:name="gr21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315cm" fo:min-width="8.796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fo:min-height="0.751cm" fo:padding-top="-0.051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svg:stroke-width="0.102cm" svg:stroke-color="#cc3300" draw:marker-start-width="0.356cm" draw:marker-end-width="0.356cm" draw:fill="none" draw:textarea-horizontal-align="justify" draw:textarea-vertical-align="middle" draw:auto-grow-height="false" fo:min-height="3.204cm" fo:min-width="5.875cm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fo:min-height="1.292cm" fo:padding-top="-0.051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309cm" fo:min-width="10.066cm" fo:padding-top="0.176cm" fo:padding-bottom="0.176cm" fo:padding-left="0.301cm" fo:padding-right="0.301cm"/>
    </style:style>
    <style:style style:name="gr26" style:family="graphic" style:parent-style-name="standard">
      <style:graphic-properties draw:stroke="solid" svg:stroke-color="#000000" draw:fill="none" draw:fill-color="#ffffff" draw:textarea-vertical-align="middle" fo:min-height="0.705cm" fo:padding-top="0.051cm" fo:padding-bottom="0.051cm" fo:padding-left="0.051cm" fo:padding-right="0.051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draw:textarea-vertical-align="middle" fo:min-height="1.351cm" fo:padding-top="0.051cm" fo:padding-bottom="0.051cm" fo:padding-left="0.051cm" fo:padding-right="0.051cm"/>
      <style:paragraph-properties style:writing-mode="lr-tb"/>
    </style:style>
    <style:style style:name="gr28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728cm" fo:min-width="9.939cm" fo:padding-top="0.176cm" fo:padding-bottom="0.176cm" fo:padding-left="0.301cm" fo:padding-right="0.301cm"/>
    </style:style>
    <style:style style:name="gr29" style:family="graphic" style:parent-style-name="objectwithoutfill">
      <style:graphic-properties svg:stroke-width="0.051cm" svg:stroke-color="#4b1f6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5.617cm" fo:min-width="6.256cm" fo:padding-top="0.176cm" fo:padding-bottom="0.176cm" fo:padding-left="0.301cm" fo:padding-right="0.301cm"/>
    </style:style>
    <style:style style:name="gr31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3.204cm" fo:min-width="6.51cm" fo:padding-top="0.176cm" fo:padding-bottom="0.176cm" fo:padding-left="0.301cm" fo:padding-right="0.301cm"/>
    </style:style>
    <style:style style:name="gr32" style:family="graphic" style:parent-style-name="standard">
      <style:graphic-properties svg:stroke-width="0.102cm" svg:stroke-color="#cc3300" draw:marker-start-width="0.356cm" draw:marker-end-width="0.356cm" draw:fill="none" draw:textarea-horizontal-align="justify" draw:textarea-vertical-align="middle" draw:auto-grow-height="false" fo:min-height="3.204cm" fo:min-width="9.177cm" fo:padding-top="0.176cm" fo:padding-bottom="0.176cm" fo:padding-left="0.301cm" fo:padding-right="0.301cm"/>
    </style:style>
    <style:style style:name="gr33" style:family="graphic" style:parent-style-name="standard">
      <style:graphic-properties draw:stroke="solid" svg:stroke-width="0.152cm" draw:marker-start-width="0.427cm" draw:marker-end-width="0.427cm" draw:fill="none" draw:textarea-horizontal-align="justify" draw:textarea-vertical-align="middle" draw:auto-grow-height="false" fo:min-height="22.333cm" fo:min-width="40.244cm" fo:padding-top="0.2cm" fo:padding-bottom="0.2cm" fo:padding-left="0.325cm" fo:padding-right="0.325cm"/>
      <style:paragraph-properties style:writing-mode="lr-tb"/>
    </style:style>
    <style:style style:name="gr34" style:family="graphic" style:parent-style-name="standard">
      <style:graphic-properties draw:stroke="solid" svg:stroke-width="0.152cm" svg:stroke-color="#cc3300" draw:marker-start-width="0.427cm" draw:marker-end-width="0.427cm" draw:fill="none" draw:textarea-horizontal-align="justify" draw:textarea-vertical-align="middle" draw:auto-grow-height="false" fo:min-height="10.903cm" fo:min-width="40.163cm" fo:padding-top="0.2cm" fo:padding-bottom="0.2cm" fo:padding-left="0.325cm" fo:padding-right="0.325cm"/>
      <style:paragraph-properties style:writing-mode="lr-tb"/>
    </style:style>
    <style:style style:name="gr35" style:family="graphic" style:parent-style-name="objectwithoutfill">
      <style:graphic-properties svg:stroke-width="0.102cm" svg:stroke-color="#ff66ff" draw:marker-start="Square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465a4" loext:opacity="100%" fo:font-size="16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c3300" loext:opacity="100%" fo:font-size="16pt" fo:font-weight="normal" style:font-size-asian="18pt" style:font-weight-asian="normal" style:font-size-complex="18pt" style:font-weight-complex="normal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style:style style:name="T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465a4" loext:opacity="100%" fo:font-size="16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cc33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c3300" loext:opacity="100%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3" draw:id="id13">
          <draw:glue-point draw:id="4" svg:x="-3.8cm" svg:y="5.233cm"/>
          <draw:glue-point draw:id="5" svg:x="-4.927cm" svg:y="2.76cm"/>
          <draw:g>
            <draw:custom-shape draw:style-name="gr1" draw:text-style-name="P1" xml:id="id1" draw:id="id1" draw:layer="layout" svg:width="8.509cm" svg:height="2.159cm" svg:x="32.812cm" svg:y="10.628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8.763cm" svg:height="1.096cm" svg:x="33.066cm" svg:y="11.064cm">
              <draw:text-box>
                <text:p><text:span text:style-name="T1">N. types/redux/state.ts</text:span></text:p>
              </draw:text-box>
            </draw:frame>
            <draw:frame draw:style-name="gr3" draw:text-style-name="P3" draw:layer="layout" svg:width="7.835cm" svg:height="0.995cm" svg:x="33.105cm" svg:y="11.6cm">
              <draw:text-box>
                <text:p><text:span text:style-name="T2">interface State {meters: MetersState; ...</text:span></text:p>
              </draw:text-box>
            </draw:frame>
          </draw:g>
        </draw:g>
        <draw:frame draw:style-name="gr4" draw:text-style-name="P5" draw:layer="layout" svg:width="6.985cm" svg:height="0.889cm" svg:x="2.27cm" svg:y="1.127cm">
          <draw:text-box>
            <text:p text:style-name="P4"><text:span text:style-name="T3">All under </text:span><text:span text:style-name="T4">src/client/app/</text:span></text:p>
          </draw:text-box>
        </draw:frame>
        <draw:connector draw:style-name="gr5" draw:text-style-name="P1" draw:layer="layout" svg:x1="37.066cm" svg:y1="10.628cm" svg:x2="36.051cm" svg:y2="7.203cm" draw:start-shape="id1" draw:start-glue-point="0" draw:end-shape="id2" draw:end-glue-point="6" svg:d="M37066 10628v-1666h-1015v-1759" svg:viewBox="0 0 1016 3426">
          <text:p/>
        </draw:connector>
        <draw:frame draw:style-name="gr6" draw:text-style-name="P6" draw:layer="layout" svg:width="6.096cm" svg:height="0.889cm" svg:x="2.27cm" svg:y="26.016cm">
          <draw:text-box>
            <text:p text:style-name="P4"><text:span text:style-name="T5">All under </text:span><text:span text:style-name="T6">src/server/</text:span></text:p>
          </draw:text-box>
        </draw:frame>
        <draw:g xml:id="id34" draw:id="id34">
          <draw:custom-shape draw:style-name="gr7" draw:text-style-name="P1" draw:layer="layout" svg:width="10.16cm" svg:height="4.699cm" svg:x="11.668cm" svg:y="27.7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9.144cm" svg:height="0.588cm" svg:x="11.795cm" svg:y="28.037cm">
            <draw:text-box>
              <text:p><text:span text:style-name="T1">F) routes/meters.js</text:span></text:p>
            </draw:text-box>
          </draw:frame>
          <draw:frame draw:style-name="gr3" draw:text-style-name="P3" draw:layer="layout" svg:width="9.525cm" svg:height="0.995cm" svg:x="11.922cm" svg:y="29.68cm">
            <draw:text-box>
              <text:p><text:span text:style-name="T2">Meter.getAll()/getDisplayable()</text:span></text:p>
            </draw:text-box>
          </draw:frame>
          <draw:frame draw:style-name="gr3" draw:text-style-name="P3" xml:id="id23" draw:id="id23" draw:layer="layout" svg:width="9.613cm" svg:height="0.995cm" svg:x="11.961cm" svg:y="28.537cm">
            <draw:text-box>
              <text:p><text:span text:style-name="T2">router.get('/', async (req, res) =&gt; {</text:span></text:p>
            </draw:text-box>
          </draw:frame>
          <draw:frame draw:style-name="gr9" draw:text-style-name="P3" xml:id="id24" draw:id="id24" draw:layer="layout" svg:width="9.74cm" svg:height="1.525cm" svg:x="11.961cm" svg:y="30.79cm">
            <draw:text-box>
              <text:p text:style-name="P7"><text:span text:style-name="T2">res.json(rows.map(row =&gt; formatMeterForResponse(row, loggedInAsAdmin)))</text:span></text:p>
            </draw:text-box>
          </draw:frame>
        </draw:g>
        <draw:g xml:id="id9" draw:id="id9">
          <draw:custom-shape draw:style-name="gr10" draw:text-style-name="P1" draw:layer="layout" svg:width="6.35cm" svg:height="2.286cm" svg:x="13.573cm" svg:y="16.1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4.064cm" svg:height="0.588cm" svg:x="13.827cm" svg:y="16.548cm">
            <draw:text-box>
              <text:p><text:span text:style-name="T1">D) utils/api/index.ts</text:span></text:p>
            </draw:text-box>
          </draw:frame>
          <draw:frame draw:style-name="gr11" draw:text-style-name="P3" draw:layer="layout" svg:width="5.703cm" svg:height="1.051cm" svg:x="13.966cm" svg:y="17.041cm">
            <draw:text-box>
              <text:p><text:span text:style-name="T2">Creates an instance of each API including metersApi</text:span></text:p>
            </draw:text-box>
          </draw:frame>
        </draw:g>
        <draw:g xml:id="id26" draw:id="id26">
          <draw:custom-shape draw:style-name="gr12" draw:text-style-name="P1" draw:layer="layout" svg:width="5.08cm" svg:height="2.413cm" svg:x="20.431cm" svg:y="34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4.699cm" svg:height="0.588cm" svg:x="20.558cm" svg:y="34.841cm">
            <draw:text-box>
              <text:p><text:span text:style-name="T1">H) models/database.js</text:span></text:p>
            </draw:text-box>
          </draw:frame>
          <draw:frame draw:style-name="gr3" draw:text-style-name="P3" draw:layer="layout" svg:width="4.56cm" svg:height="0.995cm" svg:x="20.697cm" svg:y="35.362cm">
            <draw:text-box>
              <text:p><text:span text:style-name="T2">Has database functions</text:span></text:p>
            </draw:text-box>
          </draw:frame>
        </draw:g>
        <draw:g>
          <draw:custom-shape draw:style-name="gr13" draw:text-style-name="P1" xml:id="id29" draw:id="id29" draw:layer="layout" svg:width="6.604cm" svg:height="2.286cm" svg:x="29.956cm" svg:y="33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2" draw:layer="layout" svg:width="6.35cm" svg:height="0.898cm" svg:x="30.056cm" svg:y="33.708cm">
            <draw:text-box>
              <text:p><text:span text:style-name="T1">I) /sql/meter/get_all_meters.sql</text:span></text:p>
            </draw:text-box>
          </draw:frame>
          <draw:frame draw:style-name="gr3" draw:text-style-name="P3" draw:layer="layout" svg:width="3.29cm" svg:height="0.995cm" svg:x="30.222cm" svg:y="34.411cm">
            <draw:text-box>
              <text:p><text:span text:style-name="T2">SQL to do query</text:span></text:p>
            </draw:text-box>
          </draw:frame>
        </draw:g>
        <draw:g xml:id="id12" draw:id="id12">
          <draw:glue-point draw:id="4" svg:x="-2.777cm" svg:y="5cm"/>
          <draw:glue-point draw:id="5" svg:x="3.148cm" svg:y="5cm"/>
          <draw:glue-point draw:id="6" svg:x="2.962cm" svg:y="4.545cm"/>
          <draw:glue-point draw:id="7" svg:x="3.888cm" svg:y="4.545cm"/>
          <draw:custom-shape draw:style-name="gr15" draw:text-style-name="P1" xml:id="id10" draw:id="id10" draw:layer="layout" svg:width="6.858cm" svg:height="2.794cm" svg:x="23.987cm" svg:y="8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5.715cm" svg:height="0.588cm" svg:x="24.114cm" svg:y="9.063cm">
            <draw:text-box>
              <text:p><text:span text:style-name="T1">J) types/redux/actions.ts</text:span></text:p>
            </draw:text-box>
          </draw:frame>
          <draw:frame draw:style-name="gr9" draw:text-style-name="P3" draw:layer="layout" svg:width="6.338cm" svg:height="1.525cm" svg:x="24.253cm" svg:y="9.619cm">
            <draw:text-box>
              <text:p><text:span text:style-name="T2">defines RequestMetersDetails, ReceiveMetersDetails, Dispatch, GetState, Thunk</text:span></text:p>
            </draw:text-box>
          </draw:frame>
        </draw:g>
        <draw:g xml:id="id7" draw:id="id7">
          <draw:glue-point draw:id="4" svg:x="-3.279cm" svg:y="-5.148cm"/>
          <draw:glue-point draw:id="5" svg:x="3.206cm" svg:y="-5.148cm"/>
          <draw:glue-point draw:id="6" svg:x="4.348cm" svg:y="-5.148cm"/>
          <draw:custom-shape draw:style-name="gr16" draw:text-style-name="P1" xml:id="id19" draw:id="id19" draw:layer="layout" svg:width="6.266cm" svg:height="3.475cm" svg:x="24.225cm" svg:y="19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5.25cm" svg:height="0.588cm" svg:x="24.352cm" svg:y="19.923cm">
            <draw:text-box>
              <text:p><text:span text:style-name="T1">K) types/redux/meters.ts</text:span></text:p>
            </draw:text-box>
          </draw:frame>
          <draw:frame draw:style-name="gr11" draw:text-style-name="P3" draw:layer="layout" svg:width="5.746cm" svg:height="1.051cm" svg:x="24.491cm" svg:y="20.416cm">
            <draw:text-box>
              <text:p><text:span text:style-name="T2">RequestMetersDetailsAction, ReceiveMetersDetailsAction</text:span></text:p>
            </draw:text-box>
          </draw:frame>
          <draw:frame draw:style-name="gr3" draw:text-style-name="P3" draw:layer="layout" svg:width="5.758cm" svg:height="0.995cm" svg:x="24.479cm" svg:y="21.73cm">
            <draw:text-box>
              <text:p><text:span text:style-name="T2">MeterMetadata, MetersState</text:span></text:p>
            </draw:text-box>
          </draw:frame>
        </draw:g>
        <draw:g xml:id="id30" draw:id="id30">
          <draw:custom-shape draw:style-name="gr17" draw:text-style-name="P1" draw:layer="layout" svg:width="6.477cm" svg:height="2.413cm" svg:x="26.146cm" svg:y="13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5.969cm" svg:height="0.588cm" svg:x="26.273cm" svg:y="14.44cm">
            <draw:text-box>
              <text:p><text:span text:style-name="T1">L) reducers/meters.ts</text:span></text:p>
            </draw:text-box>
          </draw:frame>
          <draw:frame draw:style-name="gr3" draw:text-style-name="P3" draw:layer="layout" svg:width="5.957cm" svg:height="0.995cm" svg:x="26.412cm" svg:y="14.961cm">
            <draw:text-box>
              <text:p><text:span text:style-name="T2">updates state based on action</text:span></text:p>
            </draw:text-box>
          </draw:frame>
        </draw:g>
        <draw:g xml:id="id11" draw:id="id11">
          <draw:glue-point draw:id="4" svg:x="3.36cm" svg:y="4.93cm"/>
          <draw:glue-point draw:id="5" svg:x="4.043cm" svg:y="4.93cm"/>
          <draw:custom-shape draw:style-name="gr18" draw:text-style-name="P1" xml:id="id32" draw:id="id32" draw:layer="layout" svg:width="9.298cm" svg:height="3.837cm" svg:x="1.881cm" svg:y="8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9.144cm" svg:height="0.588cm" svg:x="2.035cm" svg:y="9.227cm">
            <draw:text-box>
              <text:p><text:span text:style-name="T1">M) index.tsx</text:span></text:p>
            </draw:text-box>
          </draw:frame>
          <draw:frame draw:style-name="gr9" draw:text-style-name="P3" draw:layer="layout" svg:width="8.724cm" svg:height="1.525cm" svg:x="2.174cm" svg:y="9.683cm">
            <draw:text-box>
              <text:p><text:span text:style-name="T2">createStore(reducers, composeEnhancers(applyMiddleware(thunkMiddleware)))</text:span></text:p>
            </draw:text-box>
          </draw:frame>
          <draw:frame draw:style-name="gr3" draw:text-style-name="P3" draw:layer="layout" svg:width="8.724cm" svg:height="0.995cm" svg:x="2.162cm" svg:y="11.434cm">
            <draw:text-box>
              <text:p><text:span text:style-name="T2">&lt;RouteContainer /&gt;</text:span></text:p>
            </draw:text-box>
          </draw:frame>
        </draw:g>
        <draw:g xml:id="id33" draw:id="id33">
          <draw:glue-point draw:id="4" svg:x="2.962cm" svg:y="-5.223cm"/>
          <draw:custom-shape draw:style-name="gr19" draw:text-style-name="P1" xml:id="id37" draw:id="id37" draw:layer="layout" svg:width="6.985cm" svg:height="2.286cm" svg:x="3.702cm" svg:y="17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6.731cm" svg:height="0.588cm" svg:x="3.829cm" svg:y="17.617cm">
            <draw:text-box>
              <text:p><text:span text:style-name="T1">O) containers/RouteContainer.ts</text:span></text:p>
            </draw:text-box>
          </draw:frame>
          <draw:frame draw:style-name="gr3" draw:text-style-name="P3" draw:layer="layout" svg:width="3.671cm" svg:height="0.995cm" svg:x="3.968cm" svg:y="18.138cm">
            <draw:text-box>
              <text:p><text:span text:style-name="T2">RouteComponent</text:span></text:p>
            </draw:text-box>
          </draw:frame>
        </draw:g>
        <draw:g xml:id="id38" draw:id="id38">
          <draw:glue-point draw:id="4" svg:x="0.405cm" svg:y="-2.617cm"/>
          <draw:glue-point draw:id="5" svg:x="2.567cm" svg:y="-4.998cm"/>
          <draw:glue-point draw:id="6" svg:x="3.648cm" svg:y="-4.998cm"/>
          <draw:frame draw:style-name="gr20" draw:text-style-name="P3" draw:layer="layout" svg:width="8.724cm" svg:height="1.714cm" svg:x="1.647cm" svg:y="21.735cm">
            <draw:text-box>
              <text:p><text:span text:style-name="T2">Render(</text:span></text:p>
              <text:p><text:span text:style-name="T2">&lt;Route path='/meters' render={() =&gt; this.checkAuth(&lt;MetersDetailContainer/&gt;)}/&gt;</text:span></text:p>
            </draw:text-box>
          </draw:frame>
          <draw:custom-shape draw:style-name="gr21" draw:text-style-name="P1" xml:id="id36" draw:id="id36" draw:layer="layout" svg:width="9.398cm" svg:height="2.667cm" svg:x="1.381cm" svg:y="21.0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2" draw:layer="layout" svg:width="7.874cm" svg:height="0.7cm" svg:x="1.635cm" svg:y="21.29cm">
            <draw:text-box>
              <text:p><text:span text:style-name="T1">P) components/RouteComponent.tsx</text:span></text:p>
            </draw:text-box>
          </draw:frame>
        </draw:g>
        <draw:g>
          <draw:custom-shape draw:style-name="gr23" draw:text-style-name="P1" xml:id="id35" draw:id="id35" draw:layer="layout" svg:width="6.477cm" svg:height="3.556cm" svg:x="3.032cm" svg:y="34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4.826cm" svg:height="0.588cm" svg:x="3.159cm" svg:y="34.46cm">
            <draw:text-box>
              <text:p><text:span text:style-name="T1">Q) app.js</text:span></text:p>
            </draw:text-box>
          </draw:frame>
          <draw:frame draw:style-name="gr3" draw:text-style-name="P3" draw:layer="layout" svg:width="5.83cm" svg:height="0.995cm" svg:x="3.298cm" svg:y="34.981cm">
            <draw:text-box>
              <text:p><text:span text:style-name="T2">app.use('/api/meters', meters)</text:span></text:p>
            </draw:text-box>
          </draw:frame>
          <draw:frame draw:style-name="gr3" draw:text-style-name="P3" draw:layer="layout" svg:width="5.842cm" svg:height="0.995cm" svg:x="3.286cm" svg:y="36.267cm">
            <draw:text-box>
              <text:p><text:span text:style-name="T2">router.get(….meter…..</text:span></text:p>
            </draw:text-box>
          </draw:frame>
        </draw:g>
        <draw:g xml:id="id3" draw:id="id3">
          <draw:glue-point draw:id="4" svg:x="5cm" svg:y="-3.473cm"/>
          <draw:glue-point draw:id="5" svg:x="5cm" svg:y="2.598cm"/>
          <draw:frame draw:style-name="gr24" draw:text-style-name="P2" draw:layer="layout" svg:width="10.506cm" svg:height="1.241cm" svg:x="1.497cm" svg:y="3.362cm">
            <draw:text-box>
              <text:p><text:span text:style-name="T1">A) components/meters/MetersDetailComponent.tsx</text:span></text:p>
            </draw:text-box>
          </draw:frame>
          <draw:custom-shape draw:style-name="gr25" draw:text-style-name="P1" draw:layer="layout" svg:width="10.668cm" svg:height="4.661cm" svg:x="1.208cm" svg:y="3.07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3" draw:layer="layout" svg:width="8.724cm" svg:height="0.807cm" svg:x="1.589cm" svg:y="4.003cm">
            <draw:text-box>
              <text:p><text:span text:style-name="T2">interface MetersDetailProps</text:span></text:p>
            </draw:text-box>
          </draw:frame>
          <draw:frame draw:style-name="gr27" draw:text-style-name="P3" draw:layer="layout" svg:width="8.724cm" svg:height="1.453cm" svg:x="1.589cm" svg:y="6.091cm">
            <draw:text-box>
              <text:p><text:span text:style-name="T2">render() specifies how page is displayed and uses MeterViewContainer for each meter</text:span></text:p>
            </draw:text-box>
          </draw:frame>
          <draw:frame draw:style-name="gr26" draw:text-style-name="P3" draw:layer="layout" svg:width="8.724cm" svg:height="0.807cm" svg:x="1.647cm" svg:y="5.019cm">
            <draw:text-box>
              <text:p><text:span text:style-name="T2">componentDidMount()</text:span></text:p>
            </draw:text-box>
          </draw:frame>
        </draw:g>
        <draw:connector draw:style-name="gr5" draw:text-style-name="P1" draw:layer="layout" svg:x1="12.002cm" svg:y1="3.821cm" svg:x2="26.646cm" svg:y2="4.756cm" draw:start-shape="id3" draw:start-glue-point="4" draw:end-shape="id2" draw:end-glue-point="3" svg:d="M12002 3821h7297v935h7347" svg:viewBox="0 0 14645 936">
          <text:p/>
        </draw:connector>
        <draw:g xml:id="id2" draw:id="id2">
          <draw:glue-point draw:id="4" svg:x="-4.991cm" svg:y="3.818cm"/>
          <draw:glue-point draw:id="5" svg:x="2.959cm" svg:y="5.068cm"/>
          <draw:glue-point draw:id="6" svg:x="3.923cm" svg:y="4.818cm"/>
          <draw:glue-point draw:id="7" svg:x="-1.979cm" svg:y="5.068cm"/>
          <draw:custom-shape draw:style-name="gr28" draw:text-style-name="P1" draw:layer="layout" svg:width="10.541cm" svg:height="5.08cm" svg:x="26.646cm" svg:y="2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2" draw:layer="layout" svg:width="10.033cm" svg:height="0.898cm" svg:x="26.773cm" svg:y="2.659cm">
            <draw:text-box>
              <text:p><text:span text:style-name="T1">B) containers/meters/MetersDetailContainer.tsx</text:span></text:p>
            </draw:text-box>
          </draw:frame>
          <draw:frame draw:style-name="gr3" draw:text-style-name="P3" xml:id="id4" draw:id="id4" draw:layer="layout" svg:width="8.724cm" svg:height="0.995cm" svg:x="26.912cm" svg:y="3.18cm">
            <draw:text-box>
              <text:p><text:span text:style-name="T2">mapStateToProps()</text:span></text:p>
            </draw:text-box>
          </draw:frame>
          <draw:frame draw:style-name="gr3" draw:text-style-name="P3" xml:id="id6" draw:id="id6" draw:layer="layout" svg:width="8.724cm" svg:height="0.995cm" svg:x="26.9cm" svg:y="4.466cm">
            <draw:text-box>
              <text:p><text:span text:style-name="T2">mapDispatchToProps()</text:span></text:p>
            </draw:text-box>
          </draw:frame>
          <draw:frame draw:style-name="gr9" draw:text-style-name="P3" xml:id="id5" draw:id="id5" draw:layer="layout" svg:width="9.525cm" svg:height="1.525cm" svg:x="26.9cm" svg:y="5.612cm">
            <draw:text-box>
              <text:p><text:span text:style-name="T2">connect(mapStateToProps, mapDispatchToProps)(MetersDetailComponent)</text:span></text:p>
            </draw:text-box>
          </draw:frame>
          <draw:connector draw:style-name="gr29" draw:text-style-name="P1" draw:layer="layout" svg:x1="35.636cm" svg:y1="3.677cm" svg:x2="36.425cm" svg:y2="6.374cm" draw:start-shape="id4" draw:start-glue-point="1" draw:end-shape="id5" draw:end-glue-point="1" svg:d="M35636 3677h1290v2697h-501" svg:viewBox="0 0 1291 2698">
            <text:p/>
          </draw:connector>
          <draw:connector draw:style-name="gr29" draw:text-style-name="P1" draw:layer="layout" draw:line-skew="0.387cm" svg:x1="35.624cm" svg:y1="4.963cm" svg:x2="36.458cm" svg:y2="6.417cm" draw:start-shape="id6" draw:start-glue-point="1" svg:d="M35624 4963h1055v1454h-221" svg:viewBox="0 0 1056 1455">
            <text:p/>
          </draw:connector>
        </draw:g>
        <draw:connector draw:style-name="gr5" draw:text-style-name="P1" draw:layer="layout" svg:x1="30.491cm" svg:y1="21.217cm" svg:x2="33.147cm" svg:y2="21.256cm" draw:start-shape="id7" draw:start-glue-point="1" draw:end-shape="id8" draw:end-glue-point="3" svg:d="M30491 21217h1328v39h1328" svg:viewBox="0 0 2657 40">
          <text:p/>
        </draw:connector>
        <draw:connector draw:style-name="gr5" draw:text-style-name="P1" draw:layer="layout" svg:x1="19.923cm" svg:y1="17.248cm" svg:x2="34.672cm" svg:y2="18.273cm" draw:start-shape="id9" draw:start-glue-point="1" draw:end-shape="id8" draw:end-glue-point="4" svg:d="M19923 17248h14749v1025" svg:viewBox="0 0 14750 1026">
          <text:p/>
        </draw:connector>
        <draw:connector draw:style-name="gr5" draw:text-style-name="P1" draw:layer="layout" draw:line-skew="0.462cm" svg:x1="36.576cm" svg:y1="18.272cm" svg:x2="31.916cm" svg:y2="7.296cm" draw:start-shape="id8" draw:start-glue-point="0" draw:end-shape="id2" draw:end-glue-point="2" svg:d="M36576 18272v-5026h-4660v-5950" svg:viewBox="0 0 4661 10977">
          <text:p/>
        </draw:connector>
        <draw:connector draw:style-name="gr5" draw:text-style-name="P1" draw:layer="layout" svg:x1="27.416cm" svg:y1="8.62cm" svg:x2="29.83cm" svg:y2="7.296cm" draw:start-shape="id10" draw:start-glue-point="0" draw:end-shape="id2" draw:end-glue-point="7" svg:d="M27416 8620v-662h2414v-662" svg:viewBox="0 0 2415 1325">
          <text:p/>
        </draw:connector>
        <draw:connector draw:style-name="gr29" draw:text-style-name="P1" draw:layer="layout" svg:x1="26.9cm" svg:y1="6.374cm" svg:x2="12.003cm" svg:y2="5.4cm" draw:start-shape="id5" draw:start-glue-point="3" draw:end-shape="id3" draw:end-glue-point="1" svg:d="M26900 6374h-7449v-974h-7448" svg:viewBox="0 0 14898 975">
          <text:p/>
        </draw:connector>
        <draw:connector draw:style-name="gr5" draw:text-style-name="P1" draw:layer="layout" svg:x1="6.53cm" svg:y1="8.884cm" svg:x2="6.605cm" svg:y2="7.731cm" draw:start-shape="id11" draw:start-glue-point="0" draw:end-shape="id3" draw:end-glue-point="2" svg:d="M6530 8884v-577h75v-576" svg:viewBox="0 0 76 1154">
          <text:p/>
        </draw:connector>
        <draw:connector draw:style-name="gr5" draw:text-style-name="P1" draw:layer="layout" draw:line-skew="-1.143cm" svg:x1="30.082cm" svg:y1="11.286cm" svg:x2="35.561cm" svg:y2="18.272cm" draw:start-shape="id12" draw:start-glue-point="7" draw:end-shape="id8" draw:end-glue-point="6" svg:d="M30082 11286v2414h5479v4572" svg:viewBox="0 0 5480 6987">
          <text:p/>
        </draw:connector>
        <draw:connector draw:style-name="gr5" draw:text-style-name="P1" draw:layer="layout" draw:line-skew="-1.834cm" svg:x1="37.32cm" svg:y1="12.787cm" svg:x2="38.099cm" svg:y2="18.273cm" draw:start-shape="id13" draw:start-glue-point="2" draw:end-shape="id8" draw:end-glue-point="5" svg:d="M37320 12787v908h779v4578" svg:viewBox="0 0 780 5487">
          <text:p/>
        </draw:connector>
        <draw:g xml:id="id8" draw:id="id8">
          <draw:glue-point draw:id="4" svg:x="-2.777cm" svg:y="-4.999cm"/>
          <draw:glue-point draw:id="5" svg:x="2.222cm" svg:y="-4.999cm"/>
          <draw:glue-point draw:id="6" svg:x="-1.481cm" svg:y="-5.007cm"/>
          <draw:custom-shape draw:style-name="gr30" draw:text-style-name="P1" draw:layer="layout" svg:width="6.858cm" svg:height="5.969cm" svg:x="33.147cm" svg:y="18.27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223cm" svg:height="1.096cm" svg:x="33.274cm" svg:y="18.7cm">
            <draw:text-box>
              <text:p><text:span text:style-name="T1">C) actions/meters.ts</text:span></text:p>
            </draw:text-box>
          </draw:frame>
          <draw:frame draw:style-name="gr3" draw:text-style-name="P3" xml:id="id14" draw:id="id14" draw:layer="layout" svg:width="5.08cm" svg:height="0.995cm" svg:x="33.401cm" svg:y="19.182cm">
            <draw:text-box>
              <text:p><text:span text:style-name="T2">fetchMetersDetails()</text:span></text:p>
            </draw:text-box>
            <draw:glue-point draw:id="4" svg:x="5.001cm" svg:y="-3.195cm"/>
            <draw:glue-point draw:id="5" svg:x="5.001cm" svg:y="3.185cm"/>
          </draw:frame>
          <draw:frame draw:style-name="gr3" draw:text-style-name="P3" xml:id="id15" draw:id="id15" draw:layer="layout" svg:width="5.08cm" svg:height="0.995cm" svg:x="33.401cm" svg:y="20.422cm">
            <draw:text-box>
              <text:p><text:span text:style-name="T2">requestMetersDetails()</text:span></text:p>
            </draw:text-box>
          </draw:frame>
          <draw:frame draw:style-name="gr3" draw:text-style-name="P3" xml:id="id16" draw:id="id16" draw:layer="layout" svg:width="5.041cm" svg:height="0.995cm" svg:x="33.44cm" svg:y="21.633cm">
            <draw:text-box>
              <text:p><text:span text:style-name="T2">await metersApi.details()</text:span></text:p>
            </draw:text-box>
          </draw:frame>
          <draw:connector draw:style-name="gr29" draw:text-style-name="P1" draw:layer="layout" svg:x1="38.481cm" svg:y1="19.362cm" svg:x2="38.481cm" svg:y2="20.919cm" draw:start-shape="id14" draw:start-glue-point="4" draw:end-shape="id15" draw:end-glue-point="1" svg:d="M38481 19362h501v1557h-501" svg:viewBox="0 0 502 1558">
            <text:p/>
          </draw:connector>
          <draw:connector draw:style-name="gr29" draw:text-style-name="P1" draw:layer="layout" draw:line-skew="0.261cm" svg:x1="38.481cm" svg:y1="19.362cm" svg:x2="38.481cm" svg:y2="22.13cm" draw:start-shape="id14" draw:start-glue-point="4" draw:end-shape="id16" draw:end-glue-point="1" svg:d="M38481 19362h762v2768h-762" svg:viewBox="0 0 763 2769">
            <text:p/>
          </draw:connector>
          <draw:frame draw:style-name="gr3" draw:text-style-name="P3" xml:id="id17" draw:id="id17" draw:layer="layout" svg:width="5.08cm" svg:height="0.995cm" svg:x="33.401cm" svg:y="22.892cm">
            <draw:text-box>
              <text:p><text:span text:style-name="T2">receiveMetersDetails()</text:span></text:p>
            </draw:text-box>
          </draw:frame>
          <draw:connector draw:style-name="gr29" draw:text-style-name="P1" draw:layer="layout" draw:line-skew="0.515cm" svg:x1="38.481cm" svg:y1="19.995cm" svg:x2="38.481cm" svg:y2="23.389cm" draw:start-shape="id14" draw:start-glue-point="5" draw:end-shape="id17" draw:end-glue-point="1" svg:d="M38481 19995h1016v3394h-1016" svg:viewBox="0 0 1017 3395">
            <text:p/>
          </draw:connector>
        </draw:g>
        <draw:connector draw:style-name="gr5" draw:text-style-name="P1" draw:layer="layout" svg:x1="16.748cm" svg:y1="20.05cm" svg:x2="16.748cm" svg:y2="18.391cm" draw:start-shape="id18" draw:start-glue-point="0" draw:end-shape="id9" draw:end-glue-point="2" svg:d="M16748 20050v-1659" svg:viewBox="0 0 1 1660">
          <text:p/>
        </draw:connector>
        <draw:connector draw:style-name="gr5" draw:text-style-name="P1" draw:layer="layout" draw:line-skew="0.898cm" svg:x1="24.225cm" svg:y1="21.217cm" svg:x2="20.304cm" svg:y2="21.828cm" draw:start-shape="id19" draw:start-glue-point="3" draw:end-shape="id20" draw:end-glue-point="1" svg:d="M24225 21217h-1062v611h-2859" svg:viewBox="0 0 3922 612">
          <text:p/>
        </draw:connector>
        <draw:g xml:id="id18" draw:id="id18">
          <draw:glue-point draw:id="4" svg:x="-3.745cm" svg:y="5cm"/>
          <draw:custom-shape draw:style-name="gr31" draw:text-style-name="P1" xml:id="id20" draw:id="id20" draw:layer="layout" svg:width="7.112cm" svg:height="3.556cm" svg:x="13.192cm" svg:y="2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6.477cm" svg:height="0.588cm" svg:x="13.319cm" svg:y="20.493cm">
            <draw:text-box>
              <text:p><text:span text:style-name="T1">E) utils/api/MetersApi.ts</text:span></text:p>
            </draw:text-box>
          </draw:frame>
          <draw:frame draw:style-name="gr3" draw:text-style-name="P3" xml:id="id21" draw:id="id21" draw:layer="layout" svg:width="5.957cm" svg:height="0.995cm" svg:x="13.458cm" svg:y="21.014cm">
            <draw:text-box>
              <text:p><text:span text:style-name="T2">details()</text:span></text:p>
            </draw:text-box>
          </draw:frame>
          <draw:frame draw:style-name="gr11" draw:text-style-name="P3" xml:id="id22" draw:id="id22" draw:layer="layout" svg:width="5.969cm" svg:height="1.051cm" svg:x="13.446cm" svg:y="22.272cm">
            <draw:text-box>
              <text:p><text:span text:style-name="T2">this.backend.doGetRequest&lt;NamedIDItem[]&gt;('/api/meters')</text:span></text:p>
            </draw:text-box>
          </draw:frame>
          <draw:connector draw:style-name="gr29" draw:text-style-name="P1" draw:layer="layout" svg:x1="19.415cm" svg:y1="21.511cm" svg:x2="19.415cm" svg:y2="22.797cm" draw:start-shape="id21" draw:start-glue-point="1" draw:end-shape="id22" draw:end-glue-point="1" svg:d="M19415 21511h501v1286h-501" svg:viewBox="0 0 502 1287">
            <text:p/>
          </draw:connector>
        </draw:g>
        <draw:connector draw:style-name="gr29" draw:text-style-name="P1" draw:layer="layout" svg:x1="13.446cm" svg:y1="22.797cm" svg:x2="11.961cm" svg:y2="29.034cm" draw:start-shape="id22" draw:start-glue-point="3" draw:end-shape="id23" draw:end-glue-point="3" svg:d="M13446 22797h-1986v6237h501" svg:viewBox="0 0 1987 6238">
          <text:p/>
        </draw:connector>
        <draw:connector draw:style-name="gr29" draw:text-style-name="P1" draw:layer="layout" draw:line-skew="0.515cm" svg:x1="21.701cm" svg:y1="31.552cm" svg:x2="19.415cm" svg:y2="22.797cm" draw:start-shape="id24" draw:start-glue-point="1" draw:end-shape="id22" draw:end-glue-point="1" svg:d="M21701 31552h1016v-8755h-3302" svg:viewBox="0 0 3303 8756">
          <text:p/>
        </draw:connector>
        <draw:connector draw:style-name="gr5" draw:text-style-name="P1" draw:layer="layout" svg:x1="24.622cm" svg:y1="30.334cm" svg:x2="21.828cm" svg:y2="30.143cm" draw:start-shape="id25" draw:start-glue-point="3" svg:d="M24622 30334h-1673v-191h-1121" svg:viewBox="0 0 2795 192">
          <text:p/>
        </draw:connector>
        <draw:connector draw:style-name="gr5" draw:text-style-name="P1" draw:layer="layout" svg:x1="22.971cm" svg:y1="34.398cm" svg:x2="29.321cm" svg:y2="32.112cm" draw:start-shape="id26" draw:start-glue-point="0" svg:d="M22971 34398v-1419h6350v-867" svg:viewBox="0 0 6351 2287">
          <text:p/>
        </draw:connector>
        <draw:g>
          <draw:custom-shape draw:style-name="gr32" draw:text-style-name="P1" xml:id="id25" draw:id="id25" draw:layer="layout" svg:width="9.779cm" svg:height="3.556cm" svg:x="24.622cm" svg:y="28.5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9.144cm" svg:height="0.588cm" svg:x="24.749cm" svg:y="28.999cm">
            <draw:text-box>
              <text:p><text:span text:style-name="T1">G) models/Meter.js</text:span></text:p>
            </draw:text-box>
          </draw:frame>
          <draw:frame draw:style-name="gr11" draw:text-style-name="P3" xml:id="id27" draw:id="id27" draw:layer="layout" svg:width="8.37cm" svg:height="1.051cm" svg:x="24.888cm" svg:y="29.492cm">
            <draw:text-box>
              <text:p><text:span text:style-name="T2">conn.any(sqlFile('meter/get_all_meters.sql') (or get_displayable_meters)</text:span></text:p>
            </draw:text-box>
          </draw:frame>
          <draw:frame draw:style-name="gr3" draw:text-style-name="P3" xml:id="id28" draw:id="id28" draw:layer="layout" svg:width="8.382cm" svg:height="0.995cm" svg:x="24.876cm" svg:y="30.806cm">
            <draw:text-box>
              <text:p><text:span text:style-name="T2">mapRow(row)</text:span></text:p>
            </draw:text-box>
          </draw:frame>
          <draw:connector draw:style-name="gr29" draw:text-style-name="P1" draw:layer="layout" svg:x1="33.258cm" svg:y1="30.017cm" svg:x2="33.258cm" svg:y2="31.303cm" draw:start-shape="id27" draw:start-glue-point="1" draw:end-shape="id28" draw:end-glue-point="1" svg:d="M33258 30017h501v1286h-501" svg:viewBox="0 0 502 1287">
            <text:p/>
          </draw:connector>
        </draw:g>
        <draw:connector draw:style-name="gr29" draw:text-style-name="P1" draw:layer="layout" draw:line-skew="0.388cm 0.431cm" svg:x1="33.258cm" svg:y1="30.017cm" svg:x2="33.258cm" svg:y2="33.382cm" draw:start-shape="id27" draw:start-glue-point="1" draw:end-shape="id29" draw:end-glue-point="0" svg:d="M33258 30017h889v2352h-889v1013" svg:viewBox="0 0 890 3366">
          <text:p/>
        </draw:connector>
        <draw:connector draw:style-name="gr5" draw:text-style-name="P1" draw:layer="layout" draw:line-skew="-0.221cm" svg:x1="32.812cm" svg:y1="11.707cm" svg:x2="30.845cm" svg:y2="10.017cm" draw:start-shape="id13" draw:start-glue-point="3" draw:end-shape="id12" draw:end-glue-point="1" svg:d="M32812 11707h-1205v-1690h-762" svg:viewBox="0 0 1968 1691">
          <text:p/>
        </draw:connector>
        <draw:connector draw:style-name="gr5" draw:text-style-name="P1" draw:layer="layout" svg:x1="25.512cm" svg:y1="11.414cm" svg:x2="25.304cm" svg:y2="19.48cm" draw:start-shape="id12" draw:start-glue-point="4" draw:end-shape="id7" draw:end-glue-point="4" svg:d="M25512 11414v4033h-208v4033" svg:viewBox="0 0 209 8067">
          <text:p/>
        </draw:connector>
        <draw:connector draw:style-name="gr5" draw:text-style-name="P1" draw:layer="layout" svg:x1="29.366cm" svg:y1="19.48cm" svg:x2="29.384cm" svg:y2="16.41cm" draw:start-shape="id7" draw:start-glue-point="5" draw:end-shape="id30" draw:end-glue-point="2" svg:d="M29366 19480v-1536h18v-1534" svg:viewBox="0 0 19 3071">
          <text:p/>
        </draw:connector>
        <draw:connector draw:style-name="gr5" draw:text-style-name="P1" draw:layer="layout" svg:x1="27.416cm" svg:y1="11.414cm" svg:x2="29.384cm" svg:y2="13.997cm" draw:start-shape="id12" draw:start-glue-point="2" draw:end-shape="id30" draw:end-glue-point="0" svg:d="M27416 11414v1291h1968v1292" svg:viewBox="0 0 1969 2584">
          <text:p/>
        </draw:connector>
        <draw:g>
          <draw:custom-shape draw:style-name="gr17" draw:text-style-name="P1" xml:id="id31" draw:id="id31" draw:layer="layout" svg:width="6.477cm" svg:height="2.413cm" svg:x="2cm" svg:y="14.0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5.957cm" svg:height="1.051cm" svg:x="2.266cm" svg:y="15.027cm">
            <draw:text-box>
              <text:p><text:span text:style-name="T2">combineReducers({meters, ...</text:span></text:p>
            </draw:text-box>
          </draw:frame>
          <draw:frame draw:style-name="gr8" draw:text-style-name="P2" draw:layer="layout" svg:width="5.969cm" svg:height="0.588cm" svg:x="2.254cm" svg:y="14.345cm">
            <draw:text-box>
              <text:p><text:span text:style-name="T1">reducers/index.ts</text:span></text:p>
            </draw:text-box>
          </draw:frame>
        </draw:g>
        <draw:connector draw:style-name="gr5" draw:text-style-name="P1" draw:layer="layout" svg:x1="5.238cm" svg:y1="14.091cm" svg:x2="6.53cm" svg:y2="12.721cm" draw:start-shape="id31" draw:start-glue-point="0" draw:end-shape="id32" draw:end-glue-point="2" svg:d="M5238 14091v-686h1292v-684" svg:viewBox="0 0 1293 1371">
          <text:p/>
        </draw:connector>
        <draw:connector draw:style-name="gr5" draw:text-style-name="P1" draw:layer="layout" draw:line-skew="0.742cm" svg:x1="30.082cm" svg:y1="19.48cm" svg:x2="33.894cm" svg:y2="12.787cm" draw:start-shape="id7" draw:start-glue-point="6" draw:end-shape="id13" draw:end-glue-point="4" svg:d="M30082 19480v-2605h3812v-4088" svg:viewBox="0 0 3813 6694">
          <text:p/>
        </draw:connector>
        <draw:connector draw:style-name="gr5" draw:text-style-name="P1" draw:layer="layout" svg:x1="9.262cm" svg:y1="17.174cm" svg:x2="9.654cm" svg:y2="12.693cm" draw:start-shape="id33" draw:start-glue-point="4" draw:end-shape="id11" draw:end-glue-point="4" svg:d="M9262 17174v-2227h392v-2254" svg:viewBox="0 0 393 4482">
          <text:p/>
        </draw:connector>
        <draw:connector draw:style-name="gr5" draw:text-style-name="P1" draw:layer="layout" svg:x1="16.748cm" svg:y1="32.493cm" svg:x2="6.27cm" svg:y2="34.017cm" draw:start-shape="id34" draw:start-glue-point="2" draw:end-shape="id35" svg:d="M16748 32493v762h-10478v762" svg:viewBox="0 0 10479 1525">
          <text:p/>
        </draw:connector>
        <draw:connector draw:style-name="gr5" draw:text-style-name="P1" draw:layer="layout" svg:x1="6.08cm" svg:y1="21.036cm" svg:x2="7.194cm" svg:y2="19.46cm" draw:start-shape="id36" draw:start-glue-point="0" draw:end-shape="id37" draw:end-glue-point="2" svg:d="M6080 21036v-788h1114v-788" svg:viewBox="0 0 1115 1577">
          <text:p/>
        </draw:connector>
        <draw:custom-shape draw:style-name="gr33" draw:text-style-name="P9" draw:layer="layout" svg:width="40.894cm" svg:height="22.733cm" svg:x="1cm" svg:y="2.016cm">
          <text:p text:style-name="P8"><text:s/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0.813cm" svg:height="11.303cm" svg:x="1.081cm" svg:y="26.905cm">
          <text:p text:style-name="P8"><text:s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4.907cm" svg:x1="23.987cm" svg:y1="10.017cm" svg:x2="10.687cm" svg:y2="18.317cm" draw:start-shape="id12" draw:start-glue-point="3" draw:end-shape="id33" draw:end-glue-point="1" svg:d="M23987 10017h-11557v8300h-1743" svg:viewBox="0 0 13301 8301">
          <text:p/>
        </draw:connector>
        <draw:connector draw:style-name="gr5" draw:text-style-name="P1" draw:layer="layout" draw:line-skew="-8.684cm" svg:x1="32.878cm" svg:y1="12.302cm" svg:x2="10.687cm" svg:y2="18.317cm" draw:start-shape="id13" draw:start-glue-point="5" draw:end-shape="id33" draw:end-glue-point="1" svg:d="M32878 12302h-19813v6015h-2378" svg:viewBox="0 0 22192 6016">
          <text:p/>
        </draw:connector>
        <draw:connector draw:style-name="gr5" draw:text-style-name="P1" draw:layer="layout" draw:line-skew="-6.536cm" svg:x1="26.655cm" svg:y1="6.695cm" svg:x2="10.779cm" svg:y2="22.369cm" draw:start-shape="id2" draw:start-glue-point="4" draw:end-shape="id38" draw:end-glue-point="1" svg:d="M26655 6695h-14479v15674h-1397" svg:viewBox="0 0 15877 15675">
          <text:p/>
        </draw:connector>
        <draw:path draw:style-name="gr35" draw:text-style-name="P1" draw:layer="layout" svg:width="39.623cm" svg:height="16.636cm" svg:x="2.016cm" svg:y="4.556cm" svg:viewBox="0 0 39624 16637" svg:d="M0 635c20320 0 18923 0 18923 0l6350-508 14351-127v14859h-10160l-381-635-7112-254-2286 2540-7747 127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3-08T13:56:20.025699697</meta:creation-date>
    <dc:date>2022-03-11T12:29:24.089473737</dc:date>
    <dc:creator>Steven Huss-Lederman</dc:creator>
    <meta:editing-duration>P1DT8H13M55S</meta:editing-duration>
    <meta:editing-cycles>33</meta:editing-cycles>
    <meta:generator>LibreOffice/7.2.5.2$MacOSX_X86_64 LibreOffice_project/499f9727c189e6ef3471021d6132d4c694f357e5</meta:generator>
    <meta:document-statistic meta:object-count="128"/>
  </office:meta>
</office:document-meta>
</file>